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8" style:family="paragraph" style:parent-style-name="normal">
      <style:paragraph-properties fo:margin-top="0cm" fo:margin-bottom="0cm" style:contextual-spacing="false" fo:line-height="140%" fo:text-align="start" style:justify-single-word="false"/>
      <style:text-properties style:font-name="Arial" style:font-name-asian="Arial1" style:font-name-complex="Arial1"/>
    </style:style>
    <style:style style:name="P9" style:family="paragraph" style:parent-style-name="normal">
      <style:paragraph-properties fo:margin-top="0cm" fo:margin-bottom="0cm" style:contextual-spacing="false" fo:line-height="140%" fo:text-align="start" style:justify-single-word="false"/>
    </style:style>
    <style:style style:name="P10" style:family="paragraph" style:parent-style-name="normal" style:list-style-name="WWNum5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11" style:family="paragraph" style:parent-style-name="normal" style:list-style-name="WWNum2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12" style:family="paragraph" style:parent-style-name="normal" style:list-style-name="WWNum4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13" style:family="paragraph" style:parent-style-name="normal" style:list-style-name="WWNum3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14" style:family="paragraph" style:parent-style-name="normal" style:list-style-name="WWNum1"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style:font-name="Arial" style:text-underline-style="solid" style:text-underline-width="auto" style:text-underline-color="font-color" style:font-name-asian="Arial1" style:font-name-complex="Arial1"/>
    </style:style>
    <style:style style:name="T10" style:family="text"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normal" style:font-name-asian="Arial1" style:font-weight-asian="normal" style:font-name-complex="Arial1" style:font-weight-complex="normal"/>
    </style:style>
    <style:style style:name="T12" style:family="text">
      <style:text-properties style:font-name="Arial" style:text-underline-style="none" style:font-name-asian="Arial1" style:font-name-complex="Arial1"/>
    </style:style>
    <style:style style:name="T13" style:family="text">
      <style:text-properties style:font-name="Arial" fo:font-weight="bold" style:font-name-asian="Arial1" style:font-weight-asian="bold" style:font-name-complex="Arial1" style:font-weight-complex="bold"/>
    </style:style>
    <style:style style:name="T14" style:family="text">
      <style:text-properties style:font-name="Arial" fo:font-weight="normal" style:font-name-asian="Arial1" style:font-weight-asian="normal" style:font-name-complex="Arial1" style:font-weight-complex="normal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k5vq6w6p8n4"/><text:span text:style-name="T1">BASES DE DATOS - 1º DAM</text:span></text:p>
      <text:p text:style-name="P1"><text:bookmark text:name="_99912dxth5nq"/><text:span text:style-name="T2">UD2. MODELO RELACIONAL</text:span></text:p>
      <text:p text:style-name="Heading_20_2"><text:bookmark text:name="_p8iebq5cuhpq"/></text:p>
      <text:p text:style-name="Heading_20_2"><text:bookmark text:name="_v6s3eategcm4"/>E04 - EJERCICIOS SOBRE RESTRICCIONES</text:p>
      <text:p text:style-name="normal"><text:span text:style-name="T3">Apartado 7 de los apuntes.</text:span></text:p>
      <text:p text:style-name="P4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<text:span text:style-name="T6">Resultado de Aprendizaje 2</text:span>: Reconoce el modelo lógico relacional como uno de los más ampliamente usados en el mercado. 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6">Criterio de evaluación</text:p>
          </table:table-cell>
          <table:table-cell table:style-name="Tabla1.A1" office:value-type="string">
            <text:p text:style-name="P6">Ejercicio/s</text:p>
          </table:table-cell>
        </table:table-row>
        <table:table-row table:style-name="Tabla1.1">
          <table:table-cell table:style-name="Tabla1.A1" office:value-type="string">
            <text:p text:style-name="P7">RA02.d Se han identificado las características de los diferentes tipos de restricciones.</text:p>
          </table:table-cell>
          <table:table-cell table:style-name="Tabla1.A1" office:value-type="string">
            <text:p text:style-name="P7">TODOS</text:p>
          </table:table-cell>
        </table:table-row>
      </table:table>
      <text:p text:style-name="P3"><text:bookmark text:name="_9wl0jjtf0xqq"/></text:p>
      <text:list xml:id="list4201111739" text:style-name="WWNum5">
        <text:list-item>
          <text:p text:style-name="P10"><text:bookmark text:name="_ey05lveb1dse"/><text:span text:style-name="T8">Sea la siguiente base de datos relacional</text:span></text:p>
        </text:list-item>
      </text:list>
      <text:p text:style-name="P8"><text:bookmark text:name="_7g47ks9obyki"/></text:p>
      <text:list xml:id="list1734412197" text:style-name="WWNum1">
        <text:list-item>
          <text:p text:style-name="P14"><text:bookmark text:name="_agecluqsyu0l"/><text:span text:style-name="T8">CARRETERA (</text:span><text:span text:style-name="T11">IdCarretera</text:span><text:span text:style-name="T8">, </text:span><text:span text:style-name="T13">nombre</text:span><text:span text:style-name="T8">)</text:span></text:p>
        </text:list-item>
        <text:list-item>
          <text:p text:style-name="P14"><text:bookmark text:name="_la3fsspzu0z"/><text:span text:style-name="T8">AREA (</text:span><text:span text:style-name="T11">IdArea</text:span><text:span text:style-name="T8">, </text:span><text:span text:style-name="T13">nombre</text:span><text:span text:style-name="T8">)</text:span></text:p>
        </text:list-item>
        <text:list-item>
          <text:p text:style-name="P14"><text:bookmark text:name="_nf9bei8rxvz1"/><text:span text:style-name="T8">TRAMO (</text:span><text:span text:style-name="T10">IdCarretera</text:span><text:span text:style-name="T9">, </text:span><text:span text:style-name="T11">NroTramo</text:span><text:span text:style-name="T8">, Area)</text:span></text:p>
        </text:list-item>
        <text:list-item>
          <text:p text:style-name="P14"><text:bookmark text:name="_tl1kgr8xd3vw"/><text:span text:style-name="T8">PASA </text:span><text:span text:style-name="T9">(</text:span><text:span text:style-name="T10">IdCarretera</text:span><text:span text:style-name="T9">, NroTramo, CodMunicipio</text:span><text:span text:style-name="T8">,PtokmEntra,PtoKmSale)</text:span></text:p>
        </text:list-item>
        <text:list-item>
          <text:p text:style-name="P14"><text:bookmark text:name="_yjc0s4rh0zso"/><text:span text:style-name="T8">MUNICIPIO (</text:span><text:span text:style-name="T10">CodMunicipio</text:span><text:span text:style-name="T8">, nombre, localidad)</text:span></text:p>
        </text:list-item>
      </text:list>
      <text:p text:style-name="P8"><text:bookmark text:name="_odub602pyf5p"/></text:p>
      <text:list xml:id="list3401659159" text:style-name="WWNum2">
        <text:list-item>
          <text:p text:style-name="P11"><text:bookmark text:name="_nig3w4mnqoks"/><text:span text:style-name="T8">Identifica las claves externas de cada una de las tablas.</text:span></text:p>
        </text:list-item>
        <text:list-item>
          <text:p text:style-name="P11"><text:bookmark text:name="_h2gmvnxrklxg"/><text:span text:style-name="T8">Elige, de forma justificada, cuál crees que sería la mejor política de borrado para cada clave externa.</text:span></text:p>
        </text:list-item>
        <text:list-item>
          <text:p text:style-name="P11"><text:bookmark text:name="_k76vdzdcdzc0"/><text:span text:style-name="T8">¿Qué otras restricciones de integridad añadirías?</text:span></text:p>
        </text:list-item>
      </text:list>
      <text:p text:style-name="P8"><text:bookmark text:name="_1njp00aj25tw"/></text:p>
      <text:list xml:id="list192120623948314" text:continue-list="list4201111739" text:style-name="WWNum5">
        <text:list-item>
          <text:p text:style-name="P10"><text:bookmark text:name="_ey05lveb1dse1"/><text:span text:style-name="T8">Sea la siguiente base de datos relacional</text:span></text:p>
        </text:list-item>
      </text:list>
      <text:p text:style-name="P8"><text:bookmark text:name="_elc2bumyfr1g"/></text:p>
      <text:list xml:id="list740792256" text:style-name="WWNum4">
        <text:list-item>
          <text:p text:style-name="P12"><text:bookmark text:name="_kc8kkkr2fo3t"/><text:span text:style-name="T8">CLIENTE(</text:span><text:span text:style-name="T10">cod_cliente</text:span><text:span text:style-name="T8">, nombre, apellidos, dni, email)</text:span></text:p>
        </text:list-item>
        <text:list-item>
          <text:p text:style-name="P12"><text:bookmark text:name="_bnid6nbsml99"/><text:span text:style-name="T8">PEDIDO(</text:span><text:span text:style-name="T9">cod_pedido</text:span><text:span text:style-name="T8">, fecha, </text:span><text:span text:style-name="T13">cod_cliente</text:span><text:span text:style-name="T8">, importe_total)</text:span></text:p>
        </text:list-item>
        <text:list-item>
          <text:p text:style-name="P12"><text:bookmark text:name="_ybkntch9hgfc"/><text:span text:style-name="T8">LINEA_PEDIDO(</text:span><text:span text:style-name="T9">cod_pedido, </text:span><text:span text:style-name="T10">id_linea</text:span><text:span text:style-name="T8">,</text:span><text:span text:style-name="T13"> cod_producto</text:span><text:span text:style-name="T8">, num_unidades, precio_unitario)</text:span></text:p>
        </text:list-item>
        <text:list-item>
          <text:p text:style-name="P12"><text:bookmark text:name="_4mkhrydxis16"/><text:span text:style-name="T8">PRODUCTO(</text:span><text:span text:style-name="T9">cod_producto</text:span><text:span text:style-name="T8">, nombre, descripción, precio_unitario, </text:span><text:span text:style-name="T13">id_categoria</text:span><text:span text:style-name="T8">)</text:span></text:p>
        </text:list-item>
        <text:list-item>
          <text:p text:style-name="P12"><text:bookmark text:name="_7jqzqdf4l267"/><text:span text:style-name="T8">CATEGORIA(</text:span><text:span text:style-name="T10">id_categoria</text:span><text:span text:style-name="T8">, nombre)</text:span></text:p>
        </text:list-item>
      </text:list>
      <text:p text:style-name="P8"><text:bookmark text:name="_xkbrp0u6vmxj"/></text:p>
      <text:list xml:id="list3866524238" text:style-name="WWNum3">
        <text:list-item>
          <text:p text:style-name="P13"><text:bookmark text:name="_nig3w4mnqoks1"/><text:span text:style-name="T8">Identifica las claves externas de cada una de las tablas.</text:span></text:p>
        </text:list-item>
        <text:list-item>
          <text:p text:style-name="P13"><text:bookmark text:name="_h2gmvnxrklxg1"/><text:span text:style-name="T8">Elige, de forma justificada, cuál crees que sería la mejor política de borrado para cada clave externa.</text:span></text:p>
        </text:list-item>
        <text:list-item>
          <text:p text:style-name="P13"><text:bookmark text:name="_k76vdzdcdzc01"/><text:span text:style-name="T8">¿Qué otras restricciones de integridad añadirías?</text:span></text:p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413cm" svg:y="0.476cm" svg:width="5.211cm" svg:height="1.64cm" draw:z-index="2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1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0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19:21:19.816000000</dc:date>
    <meta:editing-duration>PT7M31S</meta:editing-duration>
    <meta:editing-cycles>1</meta:editing-cycles>
    <meta:document-statistic meta:table-count="1" meta:image-count="3" meta:object-count="0" meta:page-count="1" meta:paragraph-count="27" meta:word-count="192" meta:character-count="1359" meta:non-whitespace-character-count="1211"/>
    <meta:generator>LibreOffice/7.1.2.2$Windows_X86_64 LibreOffice_project/8a45595d069ef5570103caea1b71cc9d82b2aae4</meta:generator>
  </office:meta>
</office:document-meta>
</file>